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ansinterligne" style:master-page-name="MP0" style:family="paragraph">
      <style:paragraph-properties fo:break-before="page" fo:text-align="center"/>
      <style:text-properties fo:font-size="15pt" style:font-size-asian="15pt" style:font-size-complex="15pt" style:text-underline-type="single" style:text-underline-style="solid" style:text-underline-width="auto" style:text-underline-mode="continuous"/>
    </style:style>
    <style:style style:name="T2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3" style:parent-style-name="Policepardéfaut" style:family="text">
      <style:text-properties fo:font-size="12pt" style:font-size-asian="12pt" style:font-size-complex="12pt"/>
    </style:style>
    <style:style style:name="P4" style:parent-style-name="Sansinterligne" style:family="paragraph">
      <style:text-properties fo:font-size="12pt" style:font-size-asian="12pt" style:font-size-complex="12pt"/>
    </style:style>
    <style:style style:name="T5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6" style:parent-style-name="Policepardéfaut" style:family="text">
      <style:text-properties fo:font-size="12pt" style:font-size-asian="12pt" style:font-size-complex="12pt"/>
    </style:style>
    <style:style style:name="P7" style:parent-style-name="Sansinterligne" style:family="paragraph">
      <style:text-properties fo:font-size="12pt" style:font-size-asian="12pt" style:font-size-complex="12pt"/>
    </style:style>
    <style:style style:name="T8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9" style:parent-style-name="Policepardéfaut" style:family="text">
      <style:text-properties fo:font-size="12pt" style:font-size-asian="12pt" style:font-size-complex="12pt"/>
    </style:style>
    <style:style style:name="P10" style:parent-style-name="Sansinterligne" style:family="paragraph">
      <style:text-properties fo:font-size="12pt" style:font-size-asian="12pt" style:font-size-complex="12pt"/>
    </style:style>
    <style:style style:name="T11" style:parent-style-name="Policepardéfaut" style:family="text"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T12" style:parent-style-name="Policepardéfaut" style:family="text">
      <style:text-properties fo:font-size="12pt" style:font-size-asian="12pt" style:font-size-complex="12pt"/>
    </style:style>
    <style:style style:name="P13" style:parent-style-name="Sansinterligne" style:family="paragraph">
      <style:text-properties fo:font-size="12pt" style:font-size-asian="12pt" style:font-size-complex="12pt"/>
    </style:style>
    <style:style style:name="P14" style:parent-style-name="Sansinterligne" style:family="paragraph">
      <style:text-properties fo:font-size="12pt" style:font-size-asian="12pt" style:font-size-complex="12pt"/>
    </style:style>
  </office:automatic-styles>
  <office:body>
    <office:text text:use-soft-page-breaks="true">
      <text:p text:style-name="P1">Cybersécurité</text:p>
      <text:p text:style-name="Sansinterligne"/>
      <text:p text:style-name="Sansinterligne"><text:span text:style-name="T2">La disponibilité</text:span><text:span text:style-name="T3"><text:s/>est le fait que la personne / service soit dans la possibilité à subvenir à la requête de celui-ci.</text:span></text:p>
      <text:p text:style-name="P4"/>
      <text:p text:style-name="Sansinterligne"><text:span text:style-name="T5">L’intégrité</text:span><text:span text:style-name="T6"><text:s/>est l’ensemble d’un système.</text:span></text:p>
      <text:p text:style-name="P7"/>
      <text:p text:style-name="Sansinterligne"><text:span text:style-name="T8">La confidentialité</text:span><text:span text:style-name="T9"><text:s/>est une sécurité visant à interdire l’accès à un système informatique.</text:span></text:p>
      <text:p text:style-name="P10"/>
      <text:p text:style-name="Sansinterligne"><text:span text:style-name="T11">Une preuve</text:span><text:span text:style-name="T12"><text:s/>est une opération par laquelle on contrôle l’exactitude d’un calcul ou la justesse de la solution d’un problème.</text:span></text:p>
      <text:p text:style-name="P13"/>
      <text:p text:style-name="P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ansinterligne" style:display-name="Sans interligne" style:family="paragraph">
      <style:paragraph-properties fo:margin-bottom="0in" fo:line-height="100%"/>
      <style:text-properties fo:hyphenate="false"/>
    </style:style>
    <style:style style:name="divisiondefinition" style:display-name="divisiondefinition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anis Houdier</meta:initial-creator>
    <dc:creator>Yanis Houdier</dc:creator>
    <meta:creation-date>2020-10-02T08:18:00Z</meta:creation-date>
    <dc:date>2020-10-02T10:07:00Z</dc:date>
    <meta:template xlink:href="Normal.dotm" xlink:type="simple"/>
    <meta:editing-cycles>2</meta:editing-cycles>
    <meta:editing-duration>PT6540S</meta:editing-duration>
    <meta:document-statistic meta:page-count="1" meta:paragraph-count="1" meta:word-count="60" meta:character-count="391" meta:row-count="2" meta:non-whitespace-character-count="332"/>
  </office:meta>
</office:document-meta>
</file>